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3.639cm"/>
    </style:style>
    <style:style style:name="co5" style:family="table-column">
      <style:table-column-properties fo:break-before="auto" style:column-width="2.78cm"/>
    </style:style>
    <style:style style:name="co6" style:family="table-column">
      <style:table-column-properties fo:break-before="auto" style:column-width="2.501cm"/>
    </style:style>
    <style:style style:name="co7" style:family="table-column">
      <style:table-column-properties fo:break-before="auto" style:column-width="5.583cm"/>
    </style:style>
    <style:style style:name="co8" style:family="table-column">
      <style:table-column-properties fo:break-before="auto" style:column-width="3.11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Nation</text:p>
          </table:table-cell>
          <table:table-cell office:value-type="string">
            <text:p>Type</text:p>
          </table:table-cell>
          <table:table-cell office:value-type="string">
            <text:p>Class</text:p>
          </table:table-cell>
          <table:table-cell office:value-type="string">
            <text:p>Fate</text:p>
          </table:table-cell>
          <table:table-cell office:value-type="string">
            <text:p>Displacement</text:p>
          </table:table-cell>
          <table:table-cell office:value-type="string">
            <text:p>Length</text:p>
          </table:table-cell>
          <table:table-cell office:value-type="string">
            <text:p>Beam</text:p>
          </table:table-cell>
          <table:table-cell office:value-type="string">
            <text:p>Speed</text:p>
          </table:table-cell>
          <table:table-cell office:value-type="string">
            <text:p>Crew</text:p>
          </table:table-cell>
          <table:table-cell office:value-type="string">
            <text:p>Main</text:p>
          </table:table-cell>
          <table:table-cell office:value-type="string">
            <text:p>Arm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amato</text:p>
          </table:table-cell>
          <table:table-cell office:value-type="string">
            <text:p>Japenese</text:p>
          </table:table-cell>
          <table:table-cell office:value-type="string">
            <text:p>Battleship</text:p>
          </table:table-cell>
          <table:table-cell office:value-type="string">
            <text:p>Yamato-class</text:p>
          </table:table-cell>
          <table:table-cell office:value-type="string">
            <text:p>Sunk 07.04.45</text:p>
          </table:table-cell>
          <table:table-cell office:value-type="string">
            <text:p>65t</text:p>
          </table:table-cell>
          <table:table-cell office:value-type="string">
            <text:p>263m</text:p>
          </table:table-cell>
          <table:table-cell office:value-type="string">
            <text:p>38.9m</text:p>
          </table:table-cell>
          <table:table-cell office:value-type="string">
            <text:p>27 knots</text:p>
          </table:table-cell>
          <table:table-cell office:value-type="float" office:value="2800">
            <text:p>2800</text:p>
          </table:table-cell>
          <table:table-cell office:value-type="string">
            <text:p>9x46cm Type94 guns</text:p>
          </table:table-cell>
          <table:table-cell office:value-type="string">
            <text:p>200mm – 650mm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ismarck</text:p>
          </table:table-cell>
          <table:table-cell office:value-type="string">
            <text:p>German</text:p>
          </table:table-cell>
          <table:table-cell office:value-type="string">
            <text:p>Battleship</text:p>
          </table:table-cell>
          <table:table-cell office:value-type="string">
            <text:p>Bismarck-class</text:p>
          </table:table-cell>
          <table:table-cell office:value-type="string">
            <text:p>Sunk 27.05.41</text:p>
          </table:table-cell>
          <table:table-cell office:value-type="string">
            <text:p>41t</text:p>
          </table:table-cell>
          <table:table-cell office:value-type="string">
            <text:p>251m</text:p>
          </table:table-cell>
          <table:table-cell office:value-type="string">
            <text:p>36m</text:p>
          </table:table-cell>
          <table:table-cell office:value-type="string">
            <text:p>30.1 knots</text:p>
          </table:table-cell>
          <table:table-cell office:value-type="float" office:value="2050">
            <text:p>2050</text:p>
          </table:table-cell>
          <table:table-cell office:value-type="string">
            <text:p>8x38cm SK C/34</text:p>
          </table:table-cell>
          <table:table-cell office:value-type="string">
            <text:p>100mm – 360m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inz Eugen</text:p>
          </table:table-cell>
          <table:table-cell office:value-type="string">
            <text:p>German</text:p>
          </table:table-cell>
          <table:table-cell office:value-type="string">
            <text:p>Heavy Cruiser</text:p>
          </table:table-cell>
          <table:table-cell office:value-type="string">
            <text:p>Admiral Hipper-class</text:p>
          </table:table-cell>
          <table:table-cell office:value-type="string">
            <text:p>Sunk post War</text:p>
          </table:table-cell>
          <table:table-cell office:value-type="string">
            <text:p>19t</text:p>
          </table:table-cell>
          <table:table-cell office:value-type="string">
            <text:p>212.5m</text:p>
          </table:table-cell>
          <table:table-cell office:value-type="string">
            <text:p>21.7m</text:p>
          </table:table-cell>
          <table:table-cell office:value-type="string">
            <text:p>32 knots</text:p>
          </table:table-cell>
          <table:table-cell office:value-type="float" office:value="1400">
            <text:p>1400</text:p>
          </table:table-cell>
          <table:table-cell office:value-type="string">
            <text:p>8x20.3cm SK C/34</text:p>
          </table:table-cell>
          <table:table-cell office:value-type="string">
            <text:p>20mm – 105mm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HMS Prince of Wales</text:p>
          </table:table-cell>
          <table:table-cell office:value-type="string">
            <text:p>British</text:p>
          </table:table-cell>
          <table:table-cell office:value-type="string">
            <text:p>Battleship</text:p>
          </table:table-cell>
          <table:table-cell office:value-type="string">
            <text:p>King George V-class</text:p>
          </table:table-cell>
          <table:table-cell office:value-type="string">
            <text:p>Sunk 10.12.41</text:p>
          </table:table-cell>
          <table:table-cell office:value-type="string">
            <text:p>43t</text:p>
          </table:table-cell>
          <table:table-cell office:value-type="string">
            <text:p>227.1m</text:p>
          </table:table-cell>
          <table:table-cell office:value-type="string">
            <text:p>31.4m</text:p>
          </table:table-cell>
          <table:table-cell office:value-type="string">
            <text:p>28.3 knots</text:p>
          </table:table-cell>
          <table:table-cell office:value-type="float" office:value="1500">
            <text:p>1500</text:p>
          </table:table-cell>
          <table:table-cell office:value-type="string">
            <text:p>10x36cm Mark VII</text:p>
          </table:table-cell>
          <table:table-cell office:value-type="string">
            <text:p>76mm – 370mm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SM Hood</text:p>
          </table:table-cell>
          <table:table-cell office:value-type="string">
            <text:p>British</text:p>
          </table:table-cell>
          <table:table-cell office:value-type="string">
            <text:p>Battlecruiser</text:p>
          </table:table-cell>
          <table:table-cell office:value-type="string">
            <text:p>Admiral-class</text:p>
          </table:table-cell>
          <table:table-cell office:value-type="string">
            <text:p>Sunk 24.05.41</text:p>
          </table:table-cell>
          <table:table-cell office:value-type="string">
            <text:p>47,4t</text:p>
          </table:table-cell>
          <table:table-cell office:value-type="string">
            <text:p>262.3m</text:p>
          </table:table-cell>
          <table:table-cell office:value-type="string">
            <text:p>31.8m</text:p>
          </table:table-cell>
          <table:table-cell office:value-type="string">
            <text:p>31 knots</text:p>
          </table:table-cell>
          <table:table-cell office:value-type="float" office:value="1400">
            <text:p>1400</text:p>
          </table:table-cell>
          <table:table-cell office:value-type="string">
            <text:p>8x38.1cm BL 15-inch MK I guns </text:p>
          </table:table-cell>
          <table:table-cell office:value-type="string">
            <text:p>19mm – 305mm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20/04/2017</text:date>, <text:time>16:10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4:55:23.59</meta:creation-date>
    <dc:date>2017-04-20T16:10:56.34</dc:date>
    <meta:editing-duration>PT1H15M33S</meta:editing-duration>
    <meta:editing-cycles>2</meta:editing-cycles>
    <meta:generator>OpenOffice/4.0.1$Win32 OpenOffice.org_project/401m5$Build-9714</meta:generator>
    <meta:document-statistic meta:table-count="3" meta:cell-count="78" meta:object-count="0"/>
  </office:meta>
</office:document-meta>
</file>